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8, C12, C19, C21, C27, C26, C28, C30, C29, C32, C39, C41, C35, C36, C38, C45, C44, C46, C43, C42, C51, C49, C48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11, C9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0, C7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4, R5, R17, </text:p>
          </table:table-cell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01:03:43.4108028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01:09:16.275003319</dc:date>
    <meta:editing-duration>PT5H29M17S</meta:editing-duration>
    <meta:editing-cycles>15</meta:editing-cycles>
    <meta:generator>LibreOffice/6.0.7.3$Linux_X86_64 LibreOffice_project/00m0$Build-3</meta:generator>
    <meta:document-statistic meta:table-count="1" meta:cell-count="433" meta:object-count="0"/>
  </office:meta>
</office:document-meta>
</file>